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a64d2"/>
    </style:style>
    <style:style style:name="P2" style:family="paragraph" style:parent-style-name="Standard" style:list-style-name="L1">
      <style:text-properties officeooo:rsid="001a64d2" officeooo:paragraph-rsid="001a64d2"/>
    </style:style>
    <style:style style:name="T1" style:family="text">
      <style:text-properties officeooo:rsid="001a64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01891886848074338" text:style-name="L1">
        <text:list-item>
          <text:p text:style-name="P2">RAZORREBORN ALPHA BUILD 0.1</text:p>
          <text:list>
            <text:list-item>
              <text:p text:style-name="P2">Added PowerSuspend Driver</text:p>
            </text:list-item>
            <text:list-item>
              <text:p text:style-name="P1"><text:span text:style-name="T1">Added Module to Control Thermal throttle temperature from userspace (Thanks to @franciscofranco)</text:span></text:p>
            </text:list-item>
            <text:list-item>
              <text:p text:style-name="P2">Added more Zram Devices</text:p>
            </text:list-item>
            <text:list-item>
              <text:p text:style-name="P2">Dynamic Fsync (Thanks to @VarunChitre)</text:p>
            </text:list-item>
            <text:list-item>
              <text:p text:style-name="P2">Addded KCAL (Thanks to @savoca)</text:p>
            </text:list-item>
            <text:list-item>
              <text:p text:style-name="P2">Vibrator Control (Thanks to @VarunChitre)</text:p>
            </text:list-item>
            <text:list-item>
              <text:p text:style-name="P2">Enabled Arch Power</text:p>
            </text:list-item>
            <text:list-item>
              <text:p text:style-name="P2">Updated Kernel to 3.10.87</text:p>
            </text:list-item>
            <text:list-item>
              <text:p text:style-name="P2">LowmemoryKiller Tweaks..</text:p>
            </text:list-item>
            <text:list-item>
              <text:p text:style-name="P2">Added TouchBoost(Thanks to @franciscofranco)</text:p>
            </text:list-item>
            <text:list-item>
              <text:p text:style-name="P2">IOSCHEDULERS included</text:p>
              <text:list>
                <text:list-item>
                  <text:p text:style-name="P2">row</text:p>
                </text:list-item>
                <text:list-item>
                  <text:p text:style-name="P2">deadline</text:p>
                </text:list-item>
                <text:list-item>
                  <text:p text:style-name="P2">noop</text:p>
                </text:list-item>
                <text:list-item>
                  <text:p text:style-name="P2">cfq</text:p>
                </text:list-item>
                <text:list-item>
                  <text:p text:style-name="P2">zen</text:p>
                </text:list-item>
                <text:list-item>
                  <text:p text:style-name="P2">fiops</text:p>
                </text:list-item>
                <text:list-item>
                  <text:p text:style-name="P2">bfq</text:p>
                </text:list-item>
              </text:list>
            </text:list-item>
            <text:list-item>
              <text:p text:style-name="P1"><text:span text:style-name="T1">TCP Congestions Available</text:span></text:p>
              <text:list>
                <text:list-item>
                  <text:p text:style-name="P1"><text:span text:style-name="T1">westwood</text:span></text:p>
                </text:list-item>
                <text:list-item>
                  <text:p text:style-name="P1"><text:span text:style-name="T1">bic</text:span></text:p>
                </text:list-item>
                <text:list-item>
                  <text:p text:style-name="P1"><text:span text:style-name="T1">htcp</text:span></text:p>
                </text:list-item>
                <text:list-item>
                  <text:p text:style-name="P1"><text:span text:style-name="T1">hstcp</text:span></text:p>
                </text:list-item>
                <text:list-item>
                  <text:p text:style-name="P1"><text:span text:style-name="T1">hybla</text:span></text:p>
                </text:list-item>
                <text:list-item>
                  <text:p text:style-name="P1"><text:span text:style-name="T1">vegas</text:span></text:p>
                </text:list-item>
                <text:list-item>
                  <text:p text:style-name="P1"><text:span text:style-name="T1">scalable</text:span></text:p>
                </text:list-item>
                <text:list-item>
                  <text:p text:style-name="P1"><text:span text:style-name="T1">lp</text:span></text:p>
                </text:list-item>
                <text:list-item>
                  <text:p text:style-name="P1"><text:span text:style-name="T1">veno</text:span></text:p>
                </text:list-item>
                <text:list-item>
                  <text:p text:style-name="P1"><text:span text:style-name="T1">yeah</text:span></text:p>
                </text:list-item>
                <text:list-item>
                  <text:p text:style-name="P1"><text:span text:style-name="T1">illinois</text:span></text:p>
                </text:list-item>
              </text:list>
            </text:list-item>
            <text:list-item>
              <text:p text:style-name="P1"><text:span text:style-name="T1">Governors Available</text:span></text:p>
              <text:list>
                <text:list-item>
                  <text:p text:style-name="P1"><text:span text:style-name="T1">pegasusq</text:span></text:p>
                </text:list-item>
                <text:list-item>
                  <text:p text:style-name="P1"><text:span text:style-name="T1">intelliactive</text:span></text:p>
                </text:list-item>
                <text:list-item>
                  <text:p text:style-name="P1"><text:span text:style-name="T1">adaptive</text:span></text:p>
                </text:list-item>
                <text:list-item>
                  <text:p text:style-name="P1"><text:span text:style-name="T1">dancedance</text:span></text:p>
                </text:list-item>
                <text:list-item>
                  <text:p text:style-name="P1"><text:span text:style-name="T1">despair</text:span></text:p>
                </text:list-item>
                <text:list-item>
                  <text:p text:style-name="P1"><text:span text:style-name="T1">nightmare</text:span></text:p>
                </text:list-item>
                <text:list-item>
                  <text:p text:style-name="P1"><text:span text:style-name="T1">barry_allen</text:span></text:p>
                </text:list-item>
                <text:list-item>
                  <text:p text:style-name="P1"><text:span text:style-name="T1">zzmoove</text:span></text:p>
                </text:list-item>
                <text:list-item>
                  <text:p text:style-name="P1"><text:span text:style-name="T1">wheatley</text:span></text:p>
                </text:list-item>
                <text:list-item>
                  <text:p text:style-name="P1"><text:span text:style-name="T1">yankactive</text:span></text:p>
                </text:list-item>
                <text:list-item>
                  <text:p text:style-name="P1"><text:span text:style-name="T1">impulse</text:span></text:p>
                </text:list-item>
                <text:list-item>
                  <text:p text:style-name="P1"><text:span text:style-name="T1">blu_active</text:span></text:p>
                </text:list-item>
                <text:list-item>
                  <text:p text:style-name="P1"><text:span text:style-name="T1">hyper</text:span></text:p>
                </text:list-item>
                <text:list-item>
                  <text:p text:style-name="P1"><text:span text:style-name="T1">darkness</text:span></text:p>
                </text:list-item>
                <text:list-item>
                  <text:p text:style-name="P1"><text:span text:style-name="T1">smartmax</text:span></text:p>
                </text:list-item>
                <text:list-item>
                  <text:p text:style-name="P1"><text:soft-page-break/><text:span text:style-name="T1">hellsactive</text:span></text:p>
                </text:list-item>
                <text:list-item>
                  <text:p text:style-name="P1"><text:span text:style-name="T1">elementalx</text:span></text:p>
                </text:list-item>
                <text:list-item>
                  <text:p text:style-name="P1"><text:span text:style-name="T1">alucard</text:span></text:p>
                </text:list-item>
                <text:list-item>
                  <text:p text:style-name="P1"><text:span text:style-name="T1">interactive</text:span></text:p>
                </text:list-item>
                <text:list-item>
                  <text:p text:style-name="P1"><text:span text:style-name="T1">conservative</text:span></text:p>
                </text:list-item>
                <text:list-item>
                  <text:p text:style-name="P1"><text:span text:style-name="T1">ondemand</text:span></text:p>
                </text:list-item>
                <text:list-item>
                  <text:p text:style-name="P1"><text:span text:style-name="T1">userspace</text:span></text:p>
                </text:list-item>
                <text:list-item>
                  <text:p text:style-name="P1"><text:span text:style-name="T1">LionHeart</text:span></text:p>
                </text:list-item>
                <text:list-item>
                  <text:p text:style-name="P1"><text:span text:style-name="T1">BioShock</text:span></text:p>
                </text:list-item>
                <text:list-item>
                  <text:p text:style-name="P1"><text:span text:style-name="T1">performance<text:tab/></text:span></text:p>
                </text:list-item>
              </text:list>
            </text:list-item>
          </text:list>
        </text:list-item>
        <text:list-item>
          <text:p text:style-name="P2">Initial Build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8:12:18.979423162</meta:creation-date>
    <dc:date>2015-08-28T18:24:26.947452249</dc:date>
    <meta:editing-duration>PT12M10S</meta:editing-duration>
    <meta:editing-cycles>1</meta:editing-cycles>
    <meta:document-statistic meta:table-count="0" meta:image-count="0" meta:object-count="0" meta:page-count="2" meta:paragraph-count="59" meta:word-count="162" meta:character-count="840" meta:non-whitespace-character-count="794"/>
    <meta:generator>LibreOffice/4.4.2.2$Linux_X86_64 LibreOffice_project/40m0$Build-2</meta:generator>
  </office:meta>
</office:document-meta>
</file>